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527c" officeooo:paragraph-rsid="000e52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-6 Features: <text:line-break/>ECMA 2025<text:line-break/><text:line-break/>1. let &amp; const</text:p>
      <text:p text:style-name="P1"/>
      <text:p text:style-name="P1">2. arrow function</text:p>
      <text:p text:style-name="P1"/>
      <text:p text:style-name="P1">3. destructuring</text:p>
      <text:p text:style-name="P1"/>
      <text:p text:style-name="P1">4. spread and rest operator</text:p>
      <text:p text:style-name="P1"/>
      <text:p text:style-name="P1">5. backticks</text:p>
      <text:p text:style-name="P1"/>
      <text:p text:style-name="P1">6. default</text:p>
      <text:p text:style-name="P1"/>
      <text:p text:style-name="P1">7. promise</text:p>
      <text:p text:style-name="P1"/>
      <text:p text:style-name="P1">8. fetch</text:p>
      <text:p text:style-name="P1"/>
      <text:p text:style-name="P1">9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1T09:05:40.489351232</meta:creation-date>
    <dc:date>2025-09-11T09:07:54.843257270</dc:date>
    <meta:editing-duration>PT2M1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9" meta:word-count="27" meta:character-count="144" meta:non-whitespace-character-count="123"/>
  </office:meta>
</office:document-meta>
</file>